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p text:style-name="Normal">La révolution technologique du caca en 2024 : innovation et durabilité</text:p>
      <text:p/>
      <text:p text:style-name="Normal">En 2024, la technologie et l’innovation transforment des aspects inattendus de notre quotidien, y compris… le caca. Oui, vous avez bien lu. Les déchets humains, longtemps considérés comme tabous ou simplement un problème sanitaire, deviennent une ressource précieuse grâce aux avancées scientifiques. Des startups et des chercheurs explorent désormais des méthodes pour exploiter les excréments de manière écologique, économique et même médicale.</text:p>
      <text:p/>
      <text:p text:style-name="Normal">L’un des domaines les plus prometteurs est la bioconversion. Des entreprises développent des procédés utilisant les bactéries pour transformer les matières fécales en biocarburants ou en engrais naturels. Ces technologies réduisent non seulement la pollution liée aux eaux usées, mais contribuent aussi à une économie circulaire où rien ne se perd. Par exemple, en ville comme à Shanghai ou Paris, certains sièges publics sont équipés de toilettes intelligentes qui trient et traitent automatiquement les déjections pour produire de l’électricité.</text:p>
      <text:p/>
      <text:p text:style-name="Normal">Mais l’innovation ne s’arrête pas là. La médecine personnalisée s’intéresse désormais aux données contenues dans nos selles. L’analyse microscopique du microbiote intestinal permet de diagnostiquer des maladies (diabète, maladies inflammatoires) avec une précision accrue qu’en 2015. En 2024, certains hôpitaux utilisent même ces données pour adapter les traitements antibiotiques ou probiotiques.</text:p>
      <text:p/>
      <text:p text:style-name="Normal">Enfin, le caca numérique prend son essor avec l’arrivée d’applications connectées suivant la santé digestive via la forme ou le rythme des selles – un indicateur clé du bien-être général ! Ces outils visent à démocratiser une approche proactive de santé préventive.</text:p>
      <text:p/>
      <text:p text:style-name="Normal">Ainsi  , ce qui était autrefois jeté à la poubelle devient un pilier inattendu de l’innovation verte et médicale. Preuve que même nos déchets ont leur place dans le futur high-tech !</text:p>
      <text:p/>
      <text:p text:style-name="Normal">*(Vous cherchez plus ? Dites-moi si vous voulez approfondir un angle spécifique : éco-technologie / santé / design futuriste...)*</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Titre1" style:family="paragraph" style:display-name="Titre1">
      <style:text-properties fo:font-size="18pt" fo:font-weight="bold"/>
    </style:style>
    <style:style style:name="Normal" style:family="paragraph" style:display-name="Normal">
      <style:text-properties fo:font-size="11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